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 fo:background-color="transparent">
        <style:background-image/>
      </style:table-properties>
    </style:style>
    <style:style style:name="Tabela1.A" style:family="table-column">
      <style:table-column-properties style:column-width="3.401cm"/>
    </style:style>
    <style:style style:name="Tabela1.B" style:family="table-column">
      <style:table-column-properties style:column-width="3.3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E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8pt" fo:font-weight="bold" officeooo:paragraph-rsid="0018091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fo:font-size="8pt" fo:font-weight="bold" officeooo:rsid="0017ffef" officeooo:paragraph-rsid="0018091d" style:font-size-asian="8pt" style:font-weight-asian="bold" style:font-size-complex="8pt" style:font-weight-complex="bold"/>
    </style:style>
    <style:style style:name="P3" style:family="paragraph" style:parent-style-name="Standard">
      <style:text-properties officeooo:paragraph-rsid="0018091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94d90"/>
    </style:style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7">
      <style:paragraph-properties style:writing-mode="lr-tb"/>
    </style:style>
    <style:style style:name="P10" style:family="paragraph" style:parent-style-name="Standard" style:list-style-name="L8"/>
    <style:style style:name="P11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paragraph-rsid="00194d90"/>
    </style:style>
    <style:style style:name="P12" style:family="paragraph" style:parent-style-name="Standard" style:list-style-name="L8">
      <loext:graphic-properties draw:fill="none"/>
      <style:paragraph-properties fo:background-color="transparent"/>
      <style:text-properties officeooo:paragraph-rsid="00194d90"/>
    </style:style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>
      <style:paragraph-properties fo:text-align="justify" style:justify-single-word="false"/>
      <style:text-properties officeooo:paragraph-rsid="00194d90"/>
    </style:style>
    <style:style style:name="P17" style:family="paragraph" style:parent-style-name="Standard">
      <style:paragraph-properties fo:text-align="justify" style:justify-single-word="false"/>
      <style:text-properties officeooo:paragraph-rsid="001f37db"/>
    </style:style>
    <style:style style:name="P18" style:family="paragraph" style:parent-style-name="Standard">
      <style:paragraph-properties fo:text-align="justify" style:justify-single-word="false"/>
      <style:text-properties officeooo:paragraph-rsid="0020ba63"/>
    </style:style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paragraph-properties fo:text-align="center" style:justify-single-word="false"/>
      <style:text-properties fo:font-size="8pt" officeooo:paragraph-rsid="0017ffef" style:font-size-asian="8pt" style:font-size-complex="8pt"/>
    </style:style>
    <style:style style:name="P22" style:family="paragraph" style:parent-style-name="Standard">
      <style:text-properties officeooo:paragraph-rsid="0020ba63"/>
    </style:style>
    <style:style style:name="P23" style:family="paragraph" style:parent-style-name="Standard">
      <style:text-properties officeooo:paragraph-rsid="0023308b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7ffef" officeooo:paragraph-rsid="0017ffef" style:font-size-asian="8pt" style:font-size-complex="8pt"/>
    </style:style>
    <style:style style:name="T1" style:family="text">
      <style:text-properties officeooo:rsid="0018091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8cf7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cf7c" style:font-weight-asian="bold" style:font-weight-complex="bold"/>
    </style:style>
    <style:style style:name="T7" style:family="text">
      <style:text-properties fo:font-weight="bold" officeooo:rsid="00194d90" style:font-weight-asian="bold" style:font-weight-complex="bold"/>
    </style:style>
    <style:style style:name="T8" style:family="text">
      <style:text-properties officeooo:rsid="00194d90"/>
    </style:style>
    <style:style style:name="T9" style:family="text">
      <style:text-properties officeooo:rsid="001ac2fa"/>
    </style:style>
    <style:style style:name="T10" style:family="text">
      <style:text-properties officeooo:rsid="001f37db"/>
    </style:style>
    <style:style style:name="T11" style:family="text">
      <style:text-properties officeooo:rsid="0020ba63"/>
    </style:style>
    <style:style style:name="T12" style:family="text">
      <style:text-properties officeooo:rsid="002330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Visão do Let's Fun!</text:h>
      <text:p text:style-name="Standard"/>
      <text:p text:style-name="P3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 table:number-columns-repeated="2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1">Criador(a)/Modificador(a)</text:p>
          </table:table-cell>
          <table:table-cell table:style-name="Tabela1.E1" office:value-type="string">
            <text:p text:style-name="P1">Revisor(a) </text:p>
          </table:table-cell>
        </table:table-row>
        <table:table-row>
          <table:table-cell table:style-name="Tabela1.A2" office:value-type="string">
            <text:p text:style-name="P21"><text:span text:style-name="T9">dd</text:span>/<text:span text:style-name="T9">mm</text:span>/<text:span text:style-name="T9">aaa</text:span></text:p>
          </table:table-cell>
          <table:table-cell table:style-name="Tabela1.A2" office:value-type="string">
            <text:p text:style-name="P24"><text:span text:style-name="T9">N</text:span>.<text:span text:style-name="T9">N</text:span></text:p>
          </table:table-cell>
          <table:table-cell table:style-name="Tabela1.A2" office:value-type="string">
            <text:p text:style-name="P21">&lt;<text:span text:style-name="T9">Texto explicativo sobre a versão do documento. Texto deve ser sucinto, mas autoexplicativo</text:span>&gt;</text:p>
          </table:table-cell>
          <table:table-cell table:style-name="Tabela1.A2" office:value-type="string">
            <text:p text:style-name="P21">&lt;<text:span text:style-name="T9">Nome</text:span>&gt;</text:p>
          </table:table-cell>
          <table:table-cell table:style-name="Tabela1.E2" office:value-type="string">
            <text:p text:style-name="P21">&lt;<text:span text:style-name="T9">Nome</text:span>&gt;</text:p>
          </table:table-cell>
        </table:table-row>
      </table:table>
      <text:p text:style-name="P3"/>
      <text:p text:style-name="P4"><text:span text:style-name="T1">1.</text:span> Objetivo</text:p>
      <text:p text:style-name="Standard"/>
      <text:p text:style-name="P17"><text:tab/>&lt;<text:span text:style-name="T10">Aqui deve se descrever o objetivo ao qual este documento se propõem. No caso, dar uma visão geral sobre um software qualquer. Pode-se descrever rapidamente as próximas seções.</text:span>&gt;</text:p>
      <text:p text:style-name="Standard"/>
      <text:p text:style-name="P4"><text:span text:style-name="T1">2.</text:span> Resumo do <text:span text:style-name="T2">Let's Fun!</text:span></text:p>
      <text:p text:style-name="Standard"/>
      <text:p text:style-name="Standard"><text:tab/>&lt;<text:span text:style-name="T11">Aqui deve-se fazer um breve resumo sobre o software. Pode-se descrever um pouco de seus módulos, arquitetura(mesmo que inicial) e características tecnológicas iniciais.</text:span>&gt;</text:p>
      <text:p text:style-name="Standard"/>
      <text:p text:style-name="Standard"><text:span text:style-name="T6">3.</text:span><text:span text:style-name="T5"> Mercado</text:span></text:p>
      <text:p text:style-name="Standard"/>
      <text:p text:style-name="P18"><text:tab/>&lt;<text:span text:style-name="T11">Aqui deve-se fazer um breve resumo sobre o nicho de mercado qual software se insere. Pode-se também prover critérios de avaliação de sucesso do software.</text:span>&gt;</text:p>
      <text:p text:style-name="P5"/>
      <text:p text:style-name="P4"><text:span text:style-name="T4">4. </text:span>Usuários</text:p>
      <text:p text:style-name="Standard"/>
      <text:p text:style-name="P22"><text:tab/>&lt;<text:span text:style-name="T11">Aqui deve-se fazer um resumo sobre os usuários do software, descrevendo nomes, características etc.</text:span>&gt;</text:p>
      <text:p text:style-name="Standard"/>
      <text:p text:style-name="P4"><text:span text:style-name="T4">5.</text:span> Necessidades e funcionalidades</text:p>
      <text:p text:style-name="Standard"/>
      <text:p text:style-name="P22"><text:tab/>&lt;<text:span text:style-name="T11">Aqui deve-se resumir as necessidades, em alto nível, que o software visa suprir. Mapear para cada necessidade as possíveis inacionalidades para saná-las. Pode-se opcionalmente vincular usuários às funcionalidades, nível de utilização e valor de negócio.</text:span>&gt;</text:p>
      <text:p text:style-name="P22"/>
      <text:p text:style-name="Standard"><text:span text:style-name="T7">6.</text:span><text:span text:style-name="T5"> Características do </text:span><text:span text:style-name="T3">Let's Fun!</text:span></text:p>
      <text:p text:style-name="Standard"/>
      <text:p text:style-name="P23"><text:tab/>&lt;<text:span text:style-name="T11">Aqui deve-se </text:span><text:span text:style-name="T12">prover características mais relacionadas ao modo de operação assim como restrições de operação. Mais uma vez, questões tecnológicas podem ser abordadas.</text:span>&gt;</text:p>
      <text:p text:style-name="P6"><text:tab/></text:p>
      <text:p text:style-name="P4"><text:span text:style-name="T8">7. </text:span>Proposta de desenvolvimento</text:p>
      <text:p text:style-name="Standard"/>
      <text:p text:style-name="P23"><text:tab/>&lt;<text:span text:style-name="T11">Aqui deve-se </text:span><text:span text:style-name="T12">prover uma proposta de desenvolvimento no tocante a tecnologias e metodologias</text:span><text:span text:style-name="T11">.</text:span>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09T14:19:30.358000000</dc:date>
    <meta:editing-duration>PT54M18S</meta:editing-duration>
    <meta:editing-cycles>8</meta:editing-cycles>
    <meta:document-statistic meta:table-count="1" meta:image-count="0" meta:object-count="0" meta:page-count="1" meta:paragraph-count="26" meta:word-count="213" meta:character-count="1480" meta:non-whitespace-character-count="1283"/>
  </office:meta>
</office:document-meta>
</file>